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5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writing-mode="rl-tb"/>
    </style:style>
    <style:style style:name="P24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1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6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2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5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4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    </text:span><text:span text:style-name="T8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  <text:p text:style-name="P13"><text:span text:style-name="T9">Cannot add new shapes without adding “if”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fferen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6" draw:layer="layout" svg:width="26.246cm" svg:height="15.874cm" svg:x="0.847cm" svg:y="2.54cm" presentation:class="outline" presentation:user-transformed="true">
          <draw:text-box>
            <text:p text:style-name="P15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  <text:p text:style-name="P15"><text:span text:style-name="T12">Cannot handle an array of different shape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tion #3 –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13">class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 </text:span><text:span text:style-name="T14">{cout&lt;&lt;</text:span><text:span text:style-name="T15">'h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/text:p>
            <text:p text:style-name="P13"><text:span text:style-name="T14"><text:s text:c="2"/></text:span><text:span text:style-name="T13">void</text:span><text:span text:style-name="T14"> drawTwice() </text:span><text:span text:style-name="T13">const </text:span><text:span text:style-name="T14">{draw(); draw();}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Squar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</text:span><text:span text:style-name="T13"> const </text:span><text:span text:style-name="T14">{cout&lt;&lt;</text:span><text:span text:style-name="T15">'q'</text:span><text:span text:style-name="T14">;}</text:span></text:p>
            <text:p text:style-name="P13"><text:span text:style-name="T13"><text:s text:c="2"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Circl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</text:span><text:span text:style-name="T14"> {cout&lt;&lt;</text:span><text:span text:style-name="T15">'c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text:span text:style-name="T14"><text:line-break/></text:span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/text:p>
            <text:p text:style-name="P13"><text:span text:style-name="T16">for (…) myShapes[i].draw();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9">–</text:span><text:span text:style-name="T19">- The Circle and Square will be constructed and then sliced to fit inside the Shape objects.</text:span></text:p>
            <text:p text:style-name="P13"><text:span text:style-name="T19"/></text:p>
            <text:p text:style-name="P13"><text:span text:style-name="T19">“</text:span><text:span text:style-name="T16">myShapes[</text:span><text:span text:style-name="T17">0</text:span><text:span text:style-name="T16">] = Circle()</text:span><text:span text:style-name="T19">” copies from the circle, its hidden “Shape” field.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/text:p>
            <text:p text:style-name="P13"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  <text:p text:style-name="P13"><text:span text:style-name="T6">No slicing, but still, </text:span><text:span text:style-name="T18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1"/></text:p>
            <text:p text:style-name="P13"><text:span text:style-name="T21">When we write:</text:span></text:p>
            <text:p text:style-name="P15"><text:span text:style-name="T8">Circle circle; </text:span><text:span text:style-name="T8"><text:line-break/></text:span><text:span text:style-name="T8">circle.draw(); </text:span></text:p>
            <text:p text:style-name="P15"><text:span text:style-name="T21">The compiler calls </text:span><text:span text:style-name="T22">Circle::draw()</text:span></text:p>
            <text:p text:style-name="P13"><text:span text:style-name="T23"/></text:p>
            <text:p text:style-name="P13"><text:span text:style-name="T23">When we write:</text:span></text:p>
            <text:p text:style-name="P15"><text:span text:style-name="T24">Shape* p = </text:span><text:span text:style-name="T25">new</text:span><text:span text:style-name="T24"> Circle(); </text:span><text:span text:style-name="T24"><text:line-break/></text:span><text:span text:style-name="T24">p-&gt;draw(); </text:span><text:span text:style-name="T24"><text:line-break/></text:span><text:span text:style-name="T23">The compiler calls </text:span><text:span text:style-name="T24">Shape::draw() </text:span><text:span text:style-name="T24"><text:line-break/></text:span><text:span text:style-name="T23">Why? </text:span><text:span text:style-name="T22">*p</text:span><text:span text:style-name="T23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5"><text:span text:style-name="T26">Derived obj; </text:span><text:span text:style-name="T26"><text:line-break/></text:span><text:span text:style-name="T26">obj.foo();</text:span><text:span text:style-name="T26"><text:line-break/></text:span><text:span text:style-name="T21">Calls </text:span><text:span text:style-name="T22">Base::foo()</text:span></text:p>
            <text:p text:style-name="P13"><text:span text:style-name="T23">Derived does not implement this method</text:span></text:p>
            <text:p text:style-name="P13"><text:span text:style-name="T23"/></text:p>
            <text:p text:style-name="P13"><text:span text:style-name="T27">obj.bar();</text:span></text:p>
            <text:p text:style-name="P13"><text:span text:style-name="T23">Calls</text:span><text:span text:style-name="T22"> Derived::bar()</text:span></text:p>
            <text:p text:style-name="P13"><text:span text:style-name="T23">Two implementations, the more specific is used</text:span></text:p>
            <text:p text:style-name="P13"><text:span text:style-name="T23"/></text:p>
          </draw:text-box>
        </draw:frame>
        <draw:line draw:name="מחבר ישר 5" draw:style-name="gr2" draw:text-style-name="P17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8">Derived</text:span><text:span text:style-name="T29"> inherits the method</text:span><text:span text:style-name="T28"> foo() </text:span><text:span text:style-name="T29">from </text:span><text:span text:style-name="T28">Base</text:span></text:p>
            <text:list text:style-name="L5">
              <text:list-item>
                <text:list>
                  <text:list-item>
                    <text:p text:style-name="P18"><text:span text:style-name="T29">The inherited class uses methods of the base class</text:span></text:p>
                  </text:list-item>
                </text:list>
              </text:list-item>
            </text:list>
            <text:p text:style-name="P19"><text:span text:style-name="T29"/></text:p>
            <text:p text:style-name="P13"><text:span text:style-name="T28">Derived</text:span><text:span text:style-name="T29"> overrides the implementation of </text:span><text:span text:style-name="T28">bar()</text:span></text:p>
            <text:list text:continue-numbering="true" text:style-name="L5">
              <text:list-item>
                <text:list>
                  <text:list-item>
                    <text:p text:style-name="P18"><text:span text:style-name="T29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8">Static Resolution</text:span><text:span text:style-name="T6">:</text:span></text:p>
            <text:p text:style-name="P13"><text:span text:style-name="T6">Based on the type of the </text:span><text:span text:style-name="T30">variable</text:span><text:span text:style-name="T6">.</text:span></text:p>
            <text:list text:style-name="L5">
              <text:list-item>
                <text:list>
                  <text:list-item>
                    <text:p text:style-name="P18"><text:span text:style-name="T18">Not</text:span><text:span text:style-name="T6"> the type of the object!</text:span></text:p>
                  </text:list-item>
                </text:list>
              </text:list-item>
            </text:list>
            <text:p text:style-name="P20"><text:span text:style-name="T6"/></text:p>
            <text:p text:style-name="P13"><text:span text:style-name="T6">The compiler finds the most specific 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5"><text:span text:style-name="T31">Circle* circle = </text:span><text:span text:style-name="T32">new</text:span><text:span text:style-name="T31"> Circle(</text:span><text:span text:style-name="T33">1</text:span><text:span text:style-name="T31">,</text:span><text:span text:style-name="T33">1</text:span><text:span text:style-name="T31">,</text:span><text:span text:style-name="T33">2</text:span><text:span text:style-name="T31">); </text:span><text:span text:style-name="T31"><text:line-break/></text:span><text:span text:style-name="T31">Square* square = </text:span><text:span text:style-name="T32">new</text:span><text:span text:style-name="T31"> Square(</text:span><text:span text:style-name="T33">2</text:span><text:span text:style-name="T31">,</text:span><text:span text:style-name="T33">2</text:span><text:span text:style-name="T31">,</text:span><text:span text:style-name="T33">1</text:span><text:span text:style-name="T31">); </text:span><text:span text:style-name="T31"><text:line-break/></text:span><text:span text:style-name="T31">Shape* myShapes[</text:span><text:span text:style-name="T33">2</text:span><text:span text:style-name="T31">]; </text:span><text:span text:style-name="T31"><text:line-break/></text:span><text:span text:style-name="T31">myShapes[</text:span><text:span text:style-name="T33">0</text:span><text:span text:style-name="T31">] = circle; </text:span><text:span text:style-name="T31"><text:line-break/></text:span><text:span text:style-name="T31">myShapes[</text:span><text:span text:style-name="T33">1</text:span><text:span text:style-name="T31">] = square; </text:span></text:p>
            <text:p text:style-name="P15"><text:span text:style-name="T31"><text:line-break/></text:span><text:span text:style-name="T31">circle-&gt;draw(); <text:s text:c="5"/></text:span><text:span text:style-name="T34">// Calls Circle::Draw() </text:span><text:span text:style-name="T34"><text:line-break/></text:span><text:span text:style-name="T31">square-&gt;draw(); <text:s text:c="5"/></text:span><text:span text:style-name="T34">// Calls Square::Draw() </text:span><text:span text:style-name="T34"><text:line-break/></text:span><text:span text:style-name="T31">myShapes[</text:span><text:span text:style-name="T33">0</text:span><text:span text:style-name="T31">]-&gt;draw(); </text:span><text:span text:style-name="T34">// Calls Shape::Draw() </text:span><text:span text:style-name="T34"><text:line-break/></text:span><text:span text:style-name="T31">myShapes[</text:span><text:span text:style-name="T33">1</text:span><text:span text:style-name="T31">]-&gt;draw(); </text:span><text:span text:style-name="T34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</text:span></text:p>
            <text:p text:style-name="P13"><text:span text:style-name="T11"><text:line-break/></text:span><text:span text:style-name="T10">class</text:span><text:span text:style-name="T11"> Circle: </text:span></text:p>
            <text:p text:style-name="P13"><text:span text:style-name="T11"><text:s text:c="2"/></text:span><text:span text:style-name="T10">public</text:span><text:span text:style-name="T11"> Shap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</text:span></text:p>
          </draw:text-box>
        </draw:frame>
        <draw:frame draw:name="Rectangle 4" presentation:style-name="pr13" draw:text-style-name="P12" draw:layer="layout" svg:width="10.794cm" svg:height="15.662cm" svg:x="13.97cm" svg:y="2.752cm" presentation:class="outline" presentation:user-transformed="true">
          <draw:text-box>
            <text:p text:style-name="P15"><text:span text:style-name="T11">Shape</text:span><text:span text:style-name="T8"> s; </text:span><text:span text:style-name="T8"><text:line-break/></text:span><text:span text:style-name="T11">Circle</text:span><text:span text:style-name="T8"> c; </text:span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/></text:p>
            <text:p text:style-name="P13"><text:span text:style-name="T21"/></text:p>
          </draw:text-box>
        </draw:frame>
        <draw:g draw:name="Group 5">
          <draw:custom-shape draw:name="Rectangle 6" draw:style-name="gr3" draw:text-style-name="P22" draw:layer="layout" svg:width="3.571cm" svg:height="1.384cm" svg:x="15.725cm" svg:y="12.713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2" draw:layer="layout" svg:width="3.571cm" svg:height="1.384cm" svg:x="15.725cm" svg:y="14.093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2" draw:layer="layout" svg:width="3.571cm" svg:height="1.384cm" svg:x="15.725cm" svg:y="15.478cm">
            <text:p text:style-name="P21"><text:span text:style-name="T35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2" draw:layer="layout" svg:width="3.571cm" svg:height="1.384cm" svg:x="15.725cm" svg:y="8.14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2" draw:layer="layout" svg:width="3.571cm" svg:height="1.384cm" svg:x="15.725cm" svg:y="9.521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2" draw:layer="layout" svg:width="1.675cm" svg:height="1.777cm" svg:x="14.478cm" svg:y="7.713cm">
          <text:p text:style-name="P21"><text:span text:style-name="T35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2" draw:layer="layout" svg:width="1.675cm" svg:height="1.777cm" svg:x="14.482cm" svg:y="12.316cm">
          <text:p text:style-name="P21"><text:span text:style-name="T35">c</text:span><text:span text:style-name="T3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2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2" draw:layer="layout" svg:width="3.695cm" svg:height="1.777cm" svg:x="19.841cm" svg:y="13.22cm">
          <text:p text:style-name="P23"><text:span text:style-name="T35">Shap</text:span><text:span text:style-name="T35">e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5"><text:span text:style-name="T16">Circle c; </text:span><text:span text:style-name="T16"><text:line-break/></text:span><text:span text:style-name="T16">Shape* p = &amp;c; </text:span></text:p>
            <text:p text:style-name="P15"><text:span text:style-name="T36">p points to the hidden </text:span></text:p>
            <text:p text:style-name="P15"><text:span text:style-name="T36">“</text:span><text:span text:style-name="T36">Base” field inside d.</text:span><text:span text:style-name="T16"><text:line-break/></text:span><text:span text:style-name="T37">When using </text:span><text:span text:style-name="T38">*p</text:span><text:span text:style-name="T39">, we treat d</text:span><text:span text:style-name="T38"> </text:span><text:span text:style-name="T39">as though it was a Base object.</text:span></text:p>
            <text:p text:style-name="P13"><text:span text:style-name="T40">The compiler cannot know if </text:span><text:span text:style-name="T41">*p </text:span><text:span text:style-name="T40">is from a derived class or not!</text:span></text:p>
          </draw:text-box>
        </draw:frame>
        <draw:g draw:name="קבוצה 13">
          <draw:custom-shape draw:name="Rectangle 12" draw:style-name="gr6" draw:text-style-name="P24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2" draw:layer="layout" svg:width="3.571cm" svg:height="1.384cm" svg:x="17.595cm" svg:y="13.137cm">
              <text:p text:style-name="P21"><text:span text:style-name="T35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2" draw:layer="layout" svg:width="3.571cm" svg:height="1.384cm" svg:x="17.595cm" svg:y="14.517cm">
              <text:p text:style-name="P21"><text:span text:style-name="T35">_a</text:span><text:span text:style-name="T35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2" draw:layer="layout" svg:width="3.571cm" svg:height="1.384cm" svg:x="17.595cm" svg:y="15.901cm">
              <text:p text:style-name="P21"><text:span text:style-name="T35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2" draw:layer="layout" svg:width="1.679cm" svg:height="1.777cm" svg:x="16.071cm" svg:y="12.74cm">
            <text:p text:style-name="P21"><text:span text:style-name="T35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2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2" draw:layer="layout" svg:width="1.722cm" svg:height="1.777cm" svg:x="16.165cm" svg:y="7.752cm">
            <text:p text:style-name="P21"><text:span text:style-name="T35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7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>Static/early resolution</text:span><text:span text:style-name="T6"> </text:span></text:p>
            <text:p text:style-name="P13"><text:span text:style-name="T6"><text:s/></text:span><text:span text:style-name="T6">is clearly not what we want to in this example.</text:span></text:p>
            <text:list text:style-name="L4">
              <text:list-item>
                <text:p text:style-name="P19"><text:span text:style-name="T42">Based on the type of the </text:span><text:span text:style-name="T43">variable.</text:span></text:p>
              </text:list-item>
              <text:list-item>
                <text:p text:style-name="P19"><text:span text:style-name="T42">Determined at compile time.</text:span></text:p>
                <text:p text:style-name="P13"><text:span text:style-name="T6"/></text:p>
              </text:list-item>
            </text:list>
            <text:p text:style-name="P13"><text:span text:style-name="T18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9"><text:span text:style-name="T42">Based on the type of the </text:span><text:span text:style-name="T43">object</text:span></text:p>
              </text:list-item>
              <text:list-item>
                <text:p text:style-name="P19"><text:span text:style-name="T42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752cm" presentation:class="outline" presentation:user-transformed="true">
          <draw:text-box>
            <text:p text:style-name="P19"><text:span text:style-name="T44">The </text:span><text:span text:style-name="T10">virtual</text:span><text:span text:style-name="T11"> </text:span><text:span text:style-name="T44">keyword states that the method can be overridden in a dynamic manner.</text:span></text:p>
            <text:p text:style-name="P13"><text:span text:style-name="T45">class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6"> </text:span><text:span text:style-name="T45">virtual void</text:span><text:span text:style-name="T46"> draw() </text:span><text:span text:style-name="T45">const</text:span><text:span text:style-name="T46"><text:line-break/></text:span><text:span text:style-name="T46"> <text:s text:c="3"/>{cout&lt;&lt;</text:span><text:span text:style-name="T47">'h'</text:span><text:span text:style-name="T46">;}</text:span><text:span text:style-name="T46"><text:line-break/></text:span><text:span text:style-name="T45"> 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5">class</text:span><text:span text:style-name="T46"> Squar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irtual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q'</text:span><text:span text:style-name="T46">;}</text:span></text:p>
            <text:p text:style-name="P13"><text:span text:style-name="T45"><text:s/></text:span><text:span text:style-name="T45">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6"/></text:p>
          </draw:text-box>
        </draw:frame>
        <draw:line draw:name="מחבר ישר 6" draw:style-name="gr2" draw:text-style-name="P17" draw:layer="layout" svg:x1="12.065cm" svg:y1="5.334cm" svg:x2="12.066cm" svg:y2="18.415cm">
          <text:p/>
        </draw:line>
        <draw:frame presentation:style-name="pr18" draw:text-style-name="P25" draw:layer="layout" svg:width="12.186cm" svg:height="6.615cm" svg:x="12.96cm" svg:y="9.398cm">
          <draw:text-box>
            <text:p text:style-name="P13"><text:span text:style-name="T45">class</text:span><text:span text:style-name="T46"> Circl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c'</text:span><text:span text:style-name="T46">;}</text:span><text:span text:style-name="T46"><text:line-break/></text:span><text:span text:style-name="T45">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text:span text:style-name="T46"><text:line-break/></text:span><text:span text:style-name="T4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5"><text:span text:style-name="T16">Shape* s=</text:span><text:span text:style-name="T20">new</text:span><text:span text:style-name="T16"> Circle; </text:span><text:span text:style-name="T16"><text:line-break/></text:span><text:span text:style-name="T16">s-&gt;draw(); </text:span><text:span text:style-name="T16"><text:line-break/></text:span><text:span text:style-name="T16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8">Base </text:span><text:span text:style-name="T29">defines a </text:span><text:span text:style-name="T48">virtual</text:span><text:span text:style-name="T49"> method </text:span><text:span text:style-name="T28">foo() <text:s/></text:span></text:p>
            <text:p text:style-name="P13"><text:span text:style-name="T29">The resolution of</text:span><text:span text:style-name="T28"> foo() </text:span><text:span text:style-name="T29">is dynamic in </text:span><text:span text:style-name="T50">all </text:span><text:span text:style-name="T29">subclasses of </text:span><text:span text:style-name="T28">Base.</text:span></text:p>
            <text:list text:style-name="L5">
              <text:list-item>
                <text:list>
                  <text:list-item>
                    <text:p text:style-name="P18"><text:span text:style-name="T29">If the subclass </text:span><text:span text:style-name="T28">Derived</text:span><text:span text:style-name="T29"> overrides </text:span><text:span text:style-name="T28">foo(), </text:span><text:span text:style-name="T29">then </text:span><text:span text:style-name="T28">Derived::foo() </text:span><text:span text:style-name="T29">is called</text:span></text:p>
                  </text:list-item>
                  <text:list-item>
                    <text:p text:style-name="P18"><text:span text:style-name="T29">If not, </text:span><text:span text:style-name="T28">Base::foo() </text:span><text:span text:style-name="T29">is called </text:span><text:span text:style-name="T29"><text:line-break/></text:span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13">struct</text:span><text:span text:style-name="T14"> Base </text:span><text:span text:style-name="T14"><text:line-break/></text:span><text:span text:style-name="T14">{ </text:span><text:span text:style-name="T14"><text:line-break/></text:span><text:span text:style-name="T14"> <text:s text:c="2"/></text:span><text:span text:style-name="T13">virtual 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B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text:span text:style-name="T14"><text:line-break/></text:span><text:span text:style-name="T14"/></text:p>
            <text:p text:style-name="P13"><text:span text:style-name="T13">struct</text:span><text:span text:style-name="T14"> Derived: </text:span><text:span text:style-name="T13">public</text:span><text:span text:style-name="T14"> Base </text:span><text:span text:style-name="T14"><text:line-break/></text:span><text:span text:style-name="T14">{ </text:span><text:span text:style-name="T14"><text:line-break/></text:span><text:span text:style-name="T14">   </text:span><text:span text:style-name="T13"> 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D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/text:p>
          </draw:text-box>
        </draw:frame>
        <draw:custom-shape draw:name="Text Box 2" draw:style-name="gr9" draw:text-style-name="P22" draw:layer="layout" svg:width="10.794cm" svg:height="14.477cm" svg:x="13.97cm" svg:y="2.328cm">
          <text:p text:style-name="P21"><text:span text:style-name="T52">int</text:span><text:span text:style-name="T53"> </text:span><text:span text:style-name="T53">mai</text:span><text:span text:style-name="T53">n() </text:span><text:span text:style-name="T53"><text:line-break/></text:span><text:span text:style-name="T53">{ </text:span></text:p>
          <text:p text:style-name="P21"><text:span text:style-name="T53"><text:s text:c="3"/></text:span><text:span text:style-name="T53">Der</text:span><text:span text:style-name="T53">ive</text:span><text:span text:style-name="T53">d </text:span><text:span text:style-name="T53">d; </text:span></text:p>
          <text:p text:style-name="P21"><text:span text:style-name="T53"/></text:p>
          <text:p text:style-name="P21"><text:span text:style-name="T53"><text:s text:c="3"/></text:span><text:span text:style-name="T53">Bas</text:span><text:span text:style-name="T53">e b </text:span><text:span text:style-name="T53">= </text:span><text:span text:style-name="T53">d; <text:s/></text:span><text:span text:style-name="T53"><text:line-break/></text:span><text:span text:style-name="T53">   </text:span><text:span text:style-name="T53">b.f</text:span><text:span text:style-name="T53">(); </text:span><text:span text:style-name="T54">//B</text:span><text:span text:style-name="T53"><text:line-break/></text:span><text:span text:style-name="T53">   </text:span></text:p>
          <text:p text:style-name="P21"><text:span text:style-name="T53"><text:s text:c="3"/></text:span><text:span text:style-name="T53">Bas</text:span><text:span text:style-name="T53">e&amp; </text:span><text:span text:style-name="T53">bre</text:span><text:span text:style-name="T53">f= </text:span><text:span text:style-name="T53">d; </text:span><text:span text:style-name="T53"><text:line-break/></text:span><text:span text:style-name="T53">   </text:span><text:span text:style-name="T53">bre</text:span><text:span text:style-name="T53">f.f</text:span><text:span text:style-name="T53">(); </text:span><text:span text:style-name="T54">//D</text:span></text:p>
          <text:p text:style-name="P21"><text:span text:style-name="T54"/></text:p>
          <text:p text:style-name="P21"><text:span text:style-name="T55"><text:s text:c="3"/></text:span><text:span text:style-name="T55">Bas</text:span><text:span text:style-name="T55">e </text:span><text:span text:style-name="T55">b1;</text:span><text:span text:style-name="T54"><text:line-break/></text:span><text:span text:style-name="T53"> <text:s text:c="2"/></text:span><text:span text:style-name="T53">// </text:span><text:span text:style-name="T53">Der</text:span><text:span text:style-name="T53">ive</text:span><text:span text:style-name="T53">d </text:span><text:span text:style-name="T53">d1 </text:span><text:span text:style-name="T53">= </text:span><text:span text:style-name="T53">b1;</text:span></text:p>
          <text:p text:style-name="P21"><text:span text:style-name="T53"><text:s text:c="3"/></text:span><text:span text:style-name="T53">// </text:span><text:span text:style-name="T53">won</text:span><text:span text:style-name="T53">’t </text:span><text:span text:style-name="T53">com</text:span><text:span text:style-name="T53">pil</text:span><text:span text:style-name="T53">e</text:span></text:p>
          <text:p text:style-name="P21"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6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) { 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6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22">d.g() </text:span></text:p>
            <text:p text:style-name="P13"><text:span text:style-name="T22"/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6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</text:span><text:span text:style-name="T57">Base* this</text:span><text:span text:style-name="T22">) {</text:span><text:span text:style-name="T57">this-&gt;</text:span><text:span text:style-name="T22">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6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57">Base::</text:span><text:span text:style-name="T22">g(</text:span><text:span text:style-name="T57">&amp;d</text:span><text:span text:style-name="T22">) </text:span></text:p>
            <text:p text:style-name="P13"><text:span text:style-name="T22">}</text:span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Base() { f(); }</text:span></text:p>
            <text:p text:style-name="P13"><text:span text:style-name="T22"><text:s text:c="2"/></text:span><text:span text:style-name="T58">virtual void </text:span><text:span text:style-name="T22">f(){ cout&lt;&lt;“Base”&lt;&lt;endl;}</text:span></text:p>
            <text:p text:style-name="P13"><text:span text:style-name="T22">};</text:span></text:p>
            <text:p text:style-name="P13"><text:span text:style-name="T58">struct</text:span><text:span text:style-name="T22"> Derived: </text:span><text:span text:style-name="T58">public</text:span><text:span text:style-name="T22"> Base {</text:span></text:p>
            <text:p text:style-name="P13"><text:span text:style-name="T22"><text:s text:c="2"/></text:span><text:span text:style-name="T58">virtual void </text:span><text:span text:style-name="T22">f(){ cout&lt;&lt;“Derived”&lt;&lt;endl;}</text:span></text:p>
            <text:p text:style-name="P13"><text:span text:style-name="T22">};</text:span></text:p>
            <text:p text:style-name="P13"><text:span text:style-name="T58">int</text:span><text:span text:style-name="T22"> main(){</text:span></text:p>
            <text:p text:style-name="P13"><text:span text:style-name="T22"><text:s text:c="2"/></text:span><text:span text:style-name="T22">Derived d; </text:span><text:span text:style-name="T59">// would print “Base”</text:span></text:p>
            <text:p text:style-name="P13"><text:span text:style-name="T59">}</text:span></text:p>
            <text:p text:style-name="P13"><text:span text:style-name="T60">Why? Because when Base() is called, Derived is not constructed yet! <text:s text:c="3"/></text:span><text:span text:style-name="T61"><text:a xlink:href="https://stackoverflow.com/q/962132/827927" xlink:type="simple">https://stackoverflow.com/q/962132/827927</text:a></text:span><text:span text:style-name="T61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~Base() { f(); }</text:span></text:p>
            <text:p text:style-name="P13"><text:span text:style-name="T22"><text:s text:c="2"/></text:span><text:span text:style-name="T58">virtual void </text:span><text:span text:style-name="T22">f() { cout&lt;&lt;“Base”&lt;&lt;endl;}</text:span></text:p>
            <text:p text:style-name="P13"><text:span text:style-name="T22">};</text:span></text:p>
            <text:p text:style-name="P13"><text:span text:style-name="T58">struct</text:span><text:span text:style-name="T22"> Derived: </text:span><text:span text:style-name="T58">public</text:span><text:span text:style-name="T22"> Base {</text:span></text:p>
            <text:p text:style-name="P13"><text:span text:style-name="T22"><text:s text:c="2"/></text:span><text:span text:style-name="T58">virtual void </text:span><text:span text:style-name="T22">f() { cout&lt;&lt;“Derived”&lt;&lt;endl;}</text:span></text:p>
            <text:p text:style-name="P13"><text:span text:style-name="T22">};</text:span></text:p>
            <text:p text:style-name="P13"><text:span text:style-name="T58">int</text:span><text:span text:style-name="T22"> main(){</text:span></text:p>
            <text:p text:style-name="P13"><text:span text:style-name="T22"><text:s text:c="2"/></text:span><text:span text:style-name="T22">Derived d; </text:span><text:span text:style-name="T59">// would print “Base”</text:span></text:p>
            <text:p text:style-name="P13"><text:span text:style-name="T59">}</text:span></text:p>
            <text:p text:style-name="P13"><text:span text:style-name="T60">Why? Because when ~Base() is called, Derived is already destructed! <text:s text:c="3"/></text:span><text:span text:style-name="T61"><text:a xlink:href="https://stackoverflow.com/q/962132/827927" xlink:type="simple">https://stackoverflow.com/q/962132/827927</text:a></text:span></text:p>
            <text:p text:style-name="P13"><text:span text:style-name="T22"/></text:p>
            <text:p text:style-name="P13"><text:span text:style-name="T62"/></text:p>
          </draw:text-box>
        </draw:frame>
        <presentation:notes draw:style-name="dp4">
          <draw:page-thumbnail draw:style-name="gr1" draw:layer="layout" svg:width="14.212cm" svg:height="10.659cm" svg:x="2.753cm" svg:y="2.16cm" draw:page-number="2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8"><text:span text:style-name="T6"><text:s/></text:span><text:span text:style-name="T6">The method must be virtual.</text:span></text:p>
                  </text:list-item>
                  <text:list-item>
                    <text:p text:style-name="P28"><text:span text:style-name="T6"><text:s/></text:span><text:span text:style-name="T6">We are not in ctor / dtor</text:span></text:p>
                  </text:list-item>
                  <text:list-item>
                    <text:p text:style-name="P28"><text:span text:style-name="T6"><text:s/></text:span><text:span text:style-name="T6">The derived class must override the base method with exactly the same signature </text:span><text:span text:style-name="T6"><text:line-break/></text:span><text:span text:style-name="T44">(C++11 put </text:span><text:span text:style-name="T63">override</text:span><text:span text:style-name="T44"> between () and { } to check that the method really overrides in compile time)</text:span></text:p>
                  </text:list-item>
                </text:list>
              </text:list-item>
            </text:list>
            <text:p text:style-name="P19"><text:span text:style-name="T6"/></text:p>
            <text:p text:style-name="P19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Virtual Methods (under the 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8"><text:span text:style-name="T42">If </text:span><text:span text:style-name="T64">foo()</text:span><text:span text:style-name="T65"> is a virtual method, then each object has a pointer to the implementation of </text:span><text:span text:style-name="T64">foo() </text:span><text:span text:style-name="T65">that it uses</text:span></text:p>
                  </text:list-item>
                  <text:list-item>
                    <text:p text:style-name="P18"><text:span text:style-name="T65">Can be implemented by using array of pointers to functions <text:s/></text:span></text:p>
                  </text:list-item>
                </text:list>
              </text:list-item>
            </text:list>
            <text:p text:style-name="P13"><text:span text:style-name="T29">Cost: </text:span></text:p>
            <text:list text:continue-numbering="true" text:style-name="L5">
              <text:list-item>
                <text:list>
                  <text:list-item>
                    <text:p text:style-name="P18"><text:span text:style-name="T65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66">Large number of virtual methods </text:span></text:p>
                      </text:list-item>
                      <text:list-item>
                        <text:p text:style-name="P18"><text:span text:style-name="T66"><text:tab/></text:span><text:span text:style-name="T67"></text:span><text:span text:style-name="T66"> </text:span><text:span text:style-name="T66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8"><text:span text:style-name="T42">Each object has a </text:span><text:span text:style-name="T68">single </text:span><text:span text:style-name="T42">pointer to an array of function pointers</text:span></text:p>
                  </text:list-item>
                  <text:list-item>
                    <text:p text:style-name="P18"><text:span text:style-name="T42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8"><text:span text:style-name="T42">For each class, we store one table</text:span></text:p>
                  </text:list-item>
                  <text:list-item>
                    <text:p text:style-name="P18"><text:span text:style-name="T42">Each object contains one field that points to 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91cm" svg:x="0.71cm" svg:y="0.984cm">
          <text:p text:style-name="P21"><text:span text:style-name="T69">clas</text:span><text:span text:style-name="T69">s</text:span><text:span text:style-name="T70"> A </text:span><text:span text:style-name="T70"><text:line-break/></text:span><text:span text:style-name="T70">{ </text:span><text:span text:style-name="T69">pu</text:span><text:span text:style-name="T69">blic</text:span><text:span text:style-name="T70">: </text:span><text:span text:style-name="T70"><text:line-break/></text:span><text:span text:style-name="T70">   </text:span><text:span text:style-name="T69">v</text:span><text:span text:style-name="T69">irtu</text:span><text:span text:style-name="T69">al</text:span><text:span text:style-name="T70"> </text:span><text:span text:style-name="T69">void</text:span><text:span text:style-name="T70"> </text:span><text:span text:style-name="T70">f1()</text:span><text:span text:style-name="T70">; </text:span><text:span text:style-name="T70">   </text:span><text:span text:style-name="T69">v</text:span><text:span text:style-name="T69">irtu</text:span><text:span text:style-name="T69">al</text:span><text:span text:style-name="T70"> </text:span><text:span text:style-name="T69">void</text:span><text:span text:style-name="T70"> </text:span><text:span text:style-name="T70">f2()</text:span><text:span text:style-name="T70">; </text:span><text:span text:style-name="T70">   </text:span><text:span text:style-name="T69">i</text:span><text:span text:style-name="T69">nt</text:span><text:span text:style-name="T70"> </text:span><text:span text:style-name="T70">_a; </text:span><text:span text:style-name="T70"><text:line-break/></text:span><text:span text:style-name="T70">}; </text:span></text:p>
          <text:p text:style-name="P21"><text:span text:style-name="T70"><text:line-break/></text:span><text:span text:style-name="T69">clas</text:span><text:span text:style-name="T69">s</text:span><text:span text:style-name="T70"> B: </text:span><text:span text:style-name="T69">publ</text:span><text:span text:style-name="T69">ic</text:span><text:span text:style-name="T70"> A </text:span><text:span text:style-name="T70"><text:line-break/></text:span><text:span text:style-name="T70">{ </text:span><text:span text:style-name="T69">pu</text:span><text:span text:style-name="T69">blic</text:span><text:span text:style-name="T70">: </text:span><text:span text:style-name="T70"><text:line-break/></text:span><text:span text:style-name="T70"> <text:s/></text:span><text:span text:style-name="T69"><text:s/></text:span><text:span text:style-name="T69">void</text:span><text:span text:style-name="T70"> </text:span><text:span text:style-name="T70">f1()</text:span><text:span text:style-name="T70">; </text:span></text:p>
          <text:p text:style-name="P21"><text:span text:style-name="T70"><text:s text:c="3"/></text:span><text:span text:style-name="T69">virt</text:span><text:span text:style-name="T69">ual </text:span><text:span text:style-name="T69">void</text:span><text:span text:style-name="T70"> </text:span><text:span text:style-name="T70">f3()</text:span><text:span text:style-name="T70">;</text:span></text:p>
          <text:p text:style-name="P21"><text:span text:style-name="T70"><text:s text:c="3"/></text:span><text:span text:style-name="T69">void</text:span><text:span text:style-name="T70"> </text:span><text:span text:style-name="T70">f4()</text:span><text:span text:style-name="T70">; </text:span><text:span text:style-name="T70"><text:line-break/></text:span><text:span text:style-name="T70">   </text:span><text:span text:style-name="T69">i</text:span><text:span text:style-name="T69">nt</text:span><text:span text:style-name="T70"> </text:span><text:span text:style-name="T70">_b; </text:span><text:span text:style-name="T70"><text:line-break/></text:span><text:span text:style-name="T70">}; </text:span></text:p>
          <text:p text:style-name="P21"><text:span text:style-name="T70"><text:line-break/></text:span><text:span text:style-name="T70">A* </text:span><text:span text:style-name="T70">a1= </text:span><text:span text:style-name="T70">new </text:span><text:span text:style-name="T70">A;</text:span></text:p>
          <text:p text:style-name="P21"><text:span text:style-name="T70">A* </text:span><text:span text:style-name="T70">a2= </text:span><text:span text:style-name="T70">new </text:span><text:span text:style-name="T70">A;</text:span><text:span text:style-name="T70"><text:line-break/></text:span><text:span text:style-name="T70">A* </text:span><text:span text:style-name="T70">a3= </text:span><text:span text:style-name="T70">new </text:span><text:span text:style-name="T70">B;</text:span></text:p>
          <text:p text:style-name="P21"><text:span text:style-name="T70">a1→f</text:span><text:span text:style-name="T70">1();</text:span></text:p>
          <text:p text:style-name="P21"><text:span text:style-name="T70">a3→f</text:span><text:span text:style-name="T70">1(); </text:span><text:span text:style-name="T70">// </text:span><text:span text:style-name="T70">same </text:span><text:span text:style-name="T70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21"><text:span text:style-name="T71">void A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21"><text:span text:style-name="T71">void </text:span><text:span text:style-name="T71">A::f</text:span><text:span text:style-name="T71">2</text:span></text:p>
          <text:p text:style-name="P23"><text:span text:style-name="T71">{ </text:span></text:p>
          <text:p text:style-name="P23"><text:span text:style-name="T71"><text:s/></text:span><text:span text:style-name="T72">//.</text:span><text:span text:style-name="T72">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21"><text:span text:style-name="T71">void </text:span><text:span text:style-name="T71">B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2" draw:layer="layout" svg:width="2.45cm" svg:height="1.098cm" svg:x="16.441cm" svg:y="6.853cm">
          <text:p text:style-name="P23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2" draw:layer="layout" svg:width="0.969cm" svg:height="1.267cm" svg:x="16.46cm" svg:y="8.123cm">
          <text:p text:style-name="P23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2" draw:layer="layout" svg:width="0.969cm" svg:height="1.267cm" svg:x="16.398cm" svg:y="11.95cm">
          <text:p text:style-name="P23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2" draw:layer="layout" svg:width="3.386cm" svg:height="1.009cm" svg:x="11.492cm" svg:y="7.505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2" draw:layer="layout" svg:width="3.386cm" svg:height="1.009cm" svg:x="11.492cm" svg:y="8.515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2" draw:layer="layout" svg:width="2.576cm" svg:height="1.61cm" svg:x="9.326cm" svg:y="7.21cm">
            <text:p text:style-name="P21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2" draw:layer="layout" svg:width="3.386cm" svg:height="1.009cm" svg:x="11.492cm" svg:y="13.057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2" draw:layer="layout" svg:width="3.386cm" svg:height="1.009cm" svg:x="11.492cm" svg:y="14.067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2" draw:layer="layout" svg:width="3.386cm" svg:height="1.009cm" svg:x="11.492cm" svg:y="15.077cm">
              <text:p text:style-name="P23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2" draw:layer="layout" svg:width="2.576cm" svg:height="1.61cm" svg:x="9.33cm" svg:y="12.762cm">
            <text:p text:style-name="P21"><text:span text:style-name="T73">*</text:span><text:span text:style-name="T73">a</text:span><text:span text:style-name="T73">3</text:span><text:span text:style-name="T73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2" draw:layer="layout" svg:width="3.386cm" svg:height="1.009cm" svg:x="11.492cm" svg:y="10.279cm">
              <text:p text:style-name="P21"><text:span text:style-name="T73">&lt;vptr</text:span><text:span text:style-name="T73">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2" draw:layer="layout" svg:width="3.386cm" svg:height="1.009cm" svg:x="11.492cm" svg:y="11.289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2" draw:layer="layout" svg:width="2.576cm" svg:height="1.61cm" svg:x="9.326cm" svg:y="9.984cm">
            <text:p text:style-name="P21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21"><text:span text:style-name="T71">void B::f3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2" draw:layer="layout" svg:width="2.116cm" svg:height="1.009cm" svg:x="16.642cm" svg:y="13.07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2" draw:layer="layout" svg:width="2.116cm" svg:height="1.009cm" svg:x="16.642cm" svg:y="14.08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2" draw:layer="layout" svg:width="2.116cm" svg:height="1.009cm" svg:x="16.642cm" svg:y="15.09cm">
            <text:p text:style-name="P23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2" draw:layer="layout" svg:width="2.116cm" svg:height="1.009cm" svg:x="16.642cm" svg:y="9.393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2" draw:layer="layout" svg:width="2.116cm" svg:height="1.009cm" svg:x="16.642cm" svg:y="10.403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7" draw:layer="layout" svg:width="1.684cm" svg:height="0.885cm" svg:x="14.918cm" svg:y="9.8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7" draw:layer="layout" svg:width="1.697cm" svg:height="4.419cm" svg:x="18.759cm" svg:y="5.4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7" draw:layer="layout" svg:width="1.697cm" svg:height="0.583cm" svg:x="18.759cm" svg:y="12.9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0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2" draw:style-name="dp1" draw:master-page-name="כותרת_20_בלבד" presentation:presentation-page-layout-name="AL4T19">
        <draw:custom-shape draw:name="Rectangle 3" draw:style-name="gr19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1" draw:layer="layout" svg:width="8.779cm" svg:height="17.189cm" svg:x="0.71cm" svg:y="0.984cm">
          <text:p text:style-name="P21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21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3();    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text:span text:style-name="T70"><text:line-break/></text:span><text:span text:style-name="T70"><text:line-break/></text:span><text:span text:style-name="T70">A* a1= new A;</text:span></text:p>
          <text:p text:style-name="P21"><text:span text:style-name="T70">A* a2= new A; </text:span><text:span text:style-name="T70"><text:line-break/></text:span><text:span text:style-name="T70">A* a3= new B; <text:s/></text:span></text:p>
          <text:p text:style-name="P21"><text:span text:style-name="T70">a3→f3(); // comp.err.</text:span></text:p>
          <text:p text:style-name="P21"><text:span text:style-name="T70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1" draw:layer="layout" svg:width="4.444cm" svg:height="3.299cm" svg:x="20.457cm" svg:y="3.81cm">
          <text:p text:style-name="P21"><text:span text:style-name="T71">void A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1" draw:layer="layout" svg:width="4.444cm" svg:height="3.299cm" svg:x="20.457cm" svg:y="7.567cm">
          <text:p text:style-name="P21"><text:span text:style-name="T71">void A::f2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1" draw:layer="layout" svg:width="4.444cm" svg:height="3.299cm" svg:x="20.457cm" svg:y="11.324cm">
          <text:p text:style-name="P21"><text:span text:style-name="T71">void B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2" draw:layer="layout" svg:width="2.45cm" svg:height="1.098cm" svg:x="16.441cm" svg:y="6.853cm">
          <text:p text:style-name="P23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2" draw:layer="layout" svg:width="0.969cm" svg:height="1.267cm" svg:x="16.46cm" svg:y="8.123cm">
          <text:p text:style-name="P23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2" draw:layer="layout" svg:width="0.969cm" svg:height="1.267cm" svg:x="16.398cm" svg:y="11.95cm">
          <text:p text:style-name="P23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3" draw:layer="layout" svg:width="3.386cm" svg:height="1.009cm" svg:x="11.492cm" svg:y="7.505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2" draw:layer="layout" svg:width="3.386cm" svg:height="1.009cm" svg:x="11.492cm" svg:y="8.515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3" draw:layer="layout" svg:width="2.576cm" svg:height="1.61cm" svg:x="9.326cm" svg:y="7.21cm">
            <text:p text:style-name="P21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3" draw:layer="layout" svg:width="3.386cm" svg:height="1.009cm" svg:x="11.492cm" svg:y="13.057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2" draw:layer="layout" svg:width="3.386cm" svg:height="1.009cm" svg:x="11.492cm" svg:y="14.067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2" draw:layer="layout" svg:width="3.386cm" svg:height="1.009cm" svg:x="11.492cm" svg:y="15.077cm">
              <text:p text:style-name="P23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3" draw:layer="layout" svg:width="2.576cm" svg:height="1.61cm" svg:x="9.33cm" svg:y="12.762cm">
            <text:p text:style-name="P21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3" draw:layer="layout" svg:width="3.386cm" svg:height="1.009cm" svg:x="11.492cm" svg:y="10.279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2" draw:layer="layout" svg:width="3.386cm" svg:height="1.009cm" svg:x="11.492cm" svg:y="11.289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3" draw:layer="layout" svg:width="2.576cm" svg:height="1.61cm" svg:x="9.326cm" svg:y="9.984cm">
            <text:p text:style-name="P21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1" draw:layer="layout" svg:width="4.444cm" svg:height="3.299cm" svg:x="20.457cm" svg:y="15.081cm">
          <text:p text:style-name="P21"><text:span text:style-name="T71">void B::f3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2" draw:layer="layout" svg:width="2.116cm" svg:height="1.009cm" svg:x="16.642cm" svg:y="13.07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2" draw:layer="layout" svg:width="2.116cm" svg:height="1.009cm" svg:x="16.642cm" svg:y="14.08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2" draw:layer="layout" svg:width="2.116cm" svg:height="1.009cm" svg:x="16.642cm" svg:y="15.09cm">
            <text:p text:style-name="P23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2" draw:layer="layout" svg:width="2.116cm" svg:height="1.009cm" svg:x="16.642cm" svg:y="9.393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2" draw:layer="layout" svg:width="2.116cm" svg:height="1.009cm" svg:x="16.642cm" svg:y="10.403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7" draw:layer="layout" svg:width="1.684cm" svg:height="0.885cm" svg:x="14.918cm" svg:y="9.8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7" draw:layer="layout" svg:width="1.697cm" svg:height="4.419cm" svg:x="18.759cm" svg:y="5.4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7" draw:layer="layout" svg:width="1.697cm" svg:height="0.583cm" svg:x="18.759cm" svg:y="12.9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4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6" draw:layer="layout" svg:width="9.468cm" svg:height="15.874cm" svg:x="14.986cm" svg:y="4.262cm">
          <text:p text:style-name="P35"><text:span text:style-name="T75">class Base {</text:span></text:p>
          <text:p text:style-name="P35"><text:span text:style-name="T75"><text:s text:c="4"/></text:span><text:span text:style-name="T75">public:</text:span></text:p>
          <text:p text:style-name="P35"><text:span text:style-name="T75"><text:tab/></text:span><text:span text:style-name="T75">int x, y;</text:span></text:p>
          <text:p text:style-name="P35"><text:span text:style-name="T75"><text:tab/></text:span><text:span text:style-name="T75">int f() { return 111; }</text:span></text:p>
          <text:p text:style-name="P35"><text:span text:style-name="T75"><text:s text:c="4"/></text:span><text:span text:style-name="T75">virtual int g() { return 222; }</text:span></text:p>
          <text:p text:style-name="P35"><text:span text:style-name="T75"><text:s text:c="4"/></text:span><text:span text:style-name="T75">virtual int h() { return 333;}</text:span></text:p>
          <text:p text:style-name="P35"><text:span text:style-name="T75">};</text:span></text:p>
          <text:p text:style-name="P35"><text:span text:style-name="T75"/></text:p>
          <text:p text:style-name="P35"><text:span text:style-name="T75">class Derived: public Base {</text:span></text:p>
          <text:p text:style-name="P35"><text:span text:style-name="T75"><text:s text:c="4"/></text:span><text:span text:style-name="T75">int g() { return 444; }</text:span></text:p>
          <text:p text:style-name="P35"><text:span text:style-name="T75">};</text:span></text:p>
          <text:p text:style-name="P35"><text:span text:style-name="T75"/></text:p>
          <text:p text:style-name="P35"><text:span text:style-name="T75">int main() {</text:span></text:p>
          <text:p text:style-name="P35"><text:span text:style-name="T75"><text:s text:c="4"/></text:span><text:span text:style-name="T75">Base* p = new Derived;</text:span></text:p>
          <text:p text:style-name="P35"><text:span text:style-name="T75"><text:s text:c="4"/></text:span><text:span text:style-name="T75">p-&gt;f();</text:span></text:p>
          <text:p text:style-name="P35"><text:span text:style-name="T75"><text:s text:c="4"/></text:span><text:span text:style-name="T75">p-&gt;g();</text:span></text:p>
          <text:p text:style-name="P35"><text:span text:style-name="T75"><text:s text:c="4"/></text:span><text:span text:style-name="T75">p-&gt;h();</text:span></text:p>
          <text:p text:style-name="P35"><text:span text:style-name="T75"><text:tab/></text:span><text:span text:style-name="T75">return 0;</text:span></text:p>
          <text:p text:style-name="P35"><text:span text:style-name="T75">}</text:span></text:p>
          <text:p text:style-name="P35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7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3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function from a ctor/dtor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8" draw:layer="layout" svg:width="23.706cm" svg:height="15.874cm" svg:x="0.748cm" svg:y="4.262cm">
          <text:list text:style-name="L8">
            <text:list-item>
              <text:list>
                <text:list-item>
                  <text:p text:style-name="P35"><text:span text:style-name="T6">When the code to the ctor/dtor is generated, it is generated to its class and not for a different class.</text:span></text:p>
                </text:list-item>
                <text:list-item>
                  <text:p text:style-name="P35"><text:span text:style-name="T6">Thus, the vptr will be to the vtable of the same clas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8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5"><text:span text:style-name="T18">Time</text:span><text:span text:style-name="T6">: Calling a virtual method is more expensive 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6">Two pointers are “chased” to get to the address of the function</text:span></text:p>
                      </text:list-item>
                      <text:list-item>
                        <text:p text:style-name="P35"><text:span text:style-name="T6">No inlining</text:span></text:p>
                      </text:list-item>
                    </text:list>
                  </text:list-item>
                  <text:list-item>
                    <text:p text:style-name="P39"><text:span text:style-name="T18">Memory</text:span><text:span text:style-name="T6">: objects with virtual methods have an additional fields (about 8 bytes).</text:span></text:p>
                  </text:list-item>
                  <text:list-item>
                    <text:p text:style-name="P39"><text:span text:style-name="T18">Conclusion</text:span><text:span text:style-name="T6">: 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</text:span><text:span text:style-name="T12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40"><text:span text:style-name="T6"/></text:p>
            <text:list text:style-name="L3">
              <text:list-item>
                <text:p text:style-name="P40"><text:span text:style-name="T6">Destructor is like any other method</text:span></text:p>
              </text:list-item>
              <text:list-item>
                <text:p text:style-name="P40"><text:span text:style-name="T6">The example uses static resolution, and hence the wrong destructor is called</text:span></text:p>
              </text:list-item>
              <text:list-item>
                <text:p text:style-name="P40"><text:span text:style-name="T6">To fix that, we need to declare virtual destructor </text:span><text:span text:style-name="T18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class must 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9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4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irtual </text:span><text:span text:style-name="T11">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Derived</text:span><text:span text:style-name="T12">::~</text:span><text:span text:style-name="T44">Derived</text:span><text:span text:style-name="T12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2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Revisiting our example, we write:</text:span></text:p>
            <text:p text:style-name="P13"><text:span text:style-name="T44"/></text:p>
            <text:p text:style-name="P15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76"><text:line-break/></text:span><text:span text:style-name="T76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76"><text:line-break/></text:span><text:span text:style-name="T76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76"><text:s/></text:span><text:span text:style-name="T76"><text:line-break/></text:span><text:span text:style-name="T11">}; </text:span><text:span text:style-name="T11"><text:line-break/></text:span><text:span text:style-name="T11"/></text:p>
            <text:p text:style-name="P15"><text:span text:style-name="T44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5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43"><text:span text:style-name="T77">In this example, we never want to deal 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4"><text:span text:style-name="T77">Shape serves the role of an interface</text:span></text:p>
                  </text:list-item>
                </text:list>
              </text:list-item>
              <text:list-item>
                <text:p text:style-name="P43"><text:span text:style-name="T77">All shapes need to be specific shapes <text:s/>instances of derived classes of Shape.</text:span></text:p>
              </text:list-item>
              <text:list-item>
                <text:p text:style-name="P43"><text:span text:style-name="T77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5"><text:span text:style-name="T11"><text:s text:c="3"/></text:span><text:span text:style-name="T11"><text:tab/></text:span><text:span text:style-name="T76">// pure virtuals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setName() = </text:span><text:span text:style-name="T78">0</text:span><text:span text:style-name="T11">; </text:span><text:span text:style-name="T76"><text:line-break/></text:span><text:span text:style-name="T11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76">// pure virtuals</text:span><text:span text:style-name="T11"> <text:s text:c="2"/></text:span></text:p>
            <text:p text:style-name="P15"><text:span text:style-name="T10"><text:s text:c="5"/></text:span><text:span text:style-name="T10">virtual</text:span><text:span text:style-name="T11"> ~Shape()=</text:span><text:span text:style-name="T78"> 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8">0</text:span><text:span text:style-name="T11">; </text:span><text:span text:style-name="T76"><text:line-break/></text:span><text:span text:style-name="T11">};</text:span></text:p>
            <text:p text:style-name="P15"><text:span text:style-name="T10">inline</text:span><text:span text:style-name="T11"> Shape::~Shape() { } </text:span><text:span text:style-name="T79">// What?!</text:span></text:p>
            <text:p text:style-name="P15"><text:span text:style-name="T1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</text:span><text:span text:style-name="T80">must be implemented in derived class, but it can be implemented in base also, destructor will be called here so we must define it!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78"> 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8">0</text:span><text:span text:style-name="T11">; </text:span><text:span text:style-name="T76"><text:line-break/></text:span><text:span text:style-name="T11">};</text:span></text:p>
            <text:p text:style-name="P15"><text:span text:style-name="T10">inline</text:span><text:span text:style-name="T11"> Shape::~Shape() { } </text:span><text:span text:style-name="T79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</text:span></text:p>
            <text:p text:style-name="P13"><text:span text:style-name="T6"/></text:p>
            <text:p text:style-name="P15"><text:span text:style-name="T16">Shape* p; </text:span><text:span text:style-name="T81">// legal </text:span><text:span text:style-name="T81"><text:line-break/></text:span><text:span text:style-name="T16">Shape s; </text:span><text:span text:style-name="T82">// illegal</text:span><text:span text:style-name="T81"> </text:span></text:p>
            <text:p text:style-name="P15"><text:span text:style-name="T16">p = </text:span><text:span text:style-name="T20">new</text:span><text:span text:style-name="T16"> Shape; </text:span><text:span text:style-name="T82">// illegal</text:span><text:span text:style-name="T81"> </text:span><text:span text:style-name="T81"><text:line-break/></text:span><text:span text:style-name="T16">Circle c; </text:span><text:span text:style-name="T81">// legal </text:span><text:span text:style-name="T81"><text:line-break/></text:span><text:span text:style-name="T16">p = &amp;c; </text:span><text:span text:style-name="T81">// legal </text:span></text:p>
            <text:p text:style-name="P15"><text:span text:style-name="T16">p = new Circle; </text:span><text:span text:style-name="T81">// legal </text:span><text:span text:style-name="T81"><text:line-break/></text:span><text:span text:style-name="T8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Legal and often used, derived objects must implement but cannot use:</text:span></text:p>
            <text:p text:style-name="P15"><text:span text:style-name="T13">class</text:span><text:span text:style-name="T14"> Shape { </text:span><text:span text:style-name="T13">private</text:span><text:span text:style-name="T14">:</text:span></text:p>
            <text:p text:style-name="P15"><text:span text:style-name="T14"><text:tab/></text:span><text:span text:style-name="T13">virtual</text:span><text:span text:style-name="T14"> </text:span><text:span text:style-name="T13">void</text:span><text:span text:style-name="T14"> drawImpl()= </text:span><text:span text:style-name="T83">0</text:span><text:span text:style-name="T14">;</text:span></text:p>
            <text:p text:style-name="P15"><text:span text:style-name="T14"><text:s text:c="3"/></text:span><text:span text:style-name="T13">static int </text:span><text:span text:style-name="T14">g_numDraws;</text:span></text:p>
            <text:p text:style-name="P15"><text:span text:style-name="T13">public</text:span><text:span text:style-name="T14">:</text:span></text:p>
            <text:p text:style-name="P15"><text:span text:style-name="T13">void</text:span><text:span text:style-name="T14"> draw()</text:span><text:span text:style-name="T13"> const </text:span><text:span text:style-name="T14">{</text:span></text:p>
            <text:p text:style-name="P15"><text:span text:style-name="T14"><text:s/></text:span><text:span text:style-name="T14"><text:tab/></text:span><text:span text:style-name="T14">++g_numDraws;</text:span></text:p>
            <text:p text:style-name="P15"><text:span text:style-name="T14"><text:tab/></text:span><text:span text:style-name="T14">drawImpl();</text:span></text:p>
            <text:p text:style-name="P15"><text:span text:style-name="T14">}</text:span><text:span text:style-name="T14"><text:line-break/></text:span><text:span text:style-name="T13">static</text:span><text:span text:style-name="T14"> </text:span><text:span text:style-name="T13">int</text:span><text:span text:style-name="T14"> numDraws() </text:span><text:span text:style-name="T13">const</text:span><text:span text:style-name="T14"> { return 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3"><text:span text:style-name="T84">If you have virtual methods in a class, always declare its destructor virtual</text:span></text:p>
              </text:list-item>
              <text:list-item>
                <text:p text:style-name="P43"><text:span text:style-name="T84">Never call virtual methods during construction and destruction</text:span></text:p>
              </text:list-item>
              <text:list-item>
                <text:p text:style-name="P43"><text:span text:style-name="T84">Use pure virtual classes without any fields to define interfaces</text:span></text:p>
              </text:list-item>
              <text:list-item>
                <text:p text:style-name="P43"><text:span text:style-name="T84">Use inheritance with polymorphism with care: Be sure that this is the appropriate solution ("is a" 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85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7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6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46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3"><text:span text:style-name="T86"><text:s/></text:span><text:span text:style-name="T86">To create an equivalent to java interface – declare a base class with all methods pure virtual and no fields.</text:span></text:p>
              </text:list-item>
            </text:list>
            <text:p text:style-name="P13"><text:span text:style-name="T86"/></text:p>
            <text:list text:continue-numbering="true" text:style-name="L13">
              <text:list-item>
                <text:p text:style-name="P13"><text:span text:style-name="T86"><text:s/></text:span><text:span text:style-name="T86">Inheritance can be used to hide implementation. But, you will need a factory, and with templates also pimpl pattern 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5"><text:span text:style-name="T87">In List.h file:</text:span></text:p>
            <text:p text:style-name="P15"><text:span text:style-name="T13">class</text:span><text:span text:style-name="T14"> List { </text:span><text:span text:style-name="T14"><text:line-break/></text:span><text:span text:style-name="T13">public</text:span><text:span text:style-name="T14">: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Add()=</text:span><text:span text:style-name="T83">0</text:span><text:span text:style-name="T14">;    </text:span><text:span text:style-name="T13">virtual</text:span><text:span text:style-name="T14"> ~List(){};</text:span><text:span text:style-name="T14"><text:line-break/></text:span><text:span text:style-name="T14">   </text:span><text:span text:style-name="T13">static</text:span><text:span text:style-name="T14"> List* make(); </text:span><text:span text:style-name="T14"><text:line-break/></text:span><text:span text:style-name="T14">}; </text:span></text:p>
            <text:p text:style-name="P15"><text:span text:style-name="T14"><text:line-break/></text:span><text:span text:style-name="T87">In main.cpp:</text:span><text:span text:style-name="T87"><text:line-break/></text:span><text:span text:style-name="T14">List* L = List::make(); </text:span></text:p>
            <text:p text:style-name="P15"><text:span text:style-name="T14">L→Add();</text:span><text:span text:style-name="T14"><text:line-break/></text:span><text:span text:style-name="T14"/></text:p>
          </draw:text-box>
        </draw:frame>
        <draw:custom-shape draw:name="Rectangle 3" draw:style-name="gr34" draw:text-style-name="P22" draw:layer="layout" svg:width="12.064cm" svg:height="15.874cm" svg:x="12.954cm" svg:y="1.652cm">
          <text:p text:style-name="P15"><text:span text:style-name="T87">In List.cpp file:</text:span></text:p>
          <text:p text:style-name="P15"><text:span text:style-name="T69">class</text:span><text:span text:style-name="T70"> ListImpl: </text:span><text:span text:style-name="T69">public </text:span><text:span text:style-name="T70">List </text:span><text:span text:style-name="T53">{</text:span></text:p>
          <text:p text:style-name="P15"><text:span text:style-name="T53"><text:s text:c="3"/></text:span><text:span text:style-name="T52">int*</text:span><text:span text:style-name="T53"> theInts;</text:span></text:p>
          <text:p text:style-name="P15"><text:span text:style-name="T53"><text:s text:c="3"/></text:span><text:span text:style-name="T52">int</text:span><text:span text:style-name="T53"> numInts;</text:span><text:span text:style-name="T53"><text:line-break/></text:span><text:span text:style-name="T52">public</text:span><text:span text:style-name="T53">:</text:span></text:p>
          <text:p text:style-name="P15"><text:span text:style-name="T53"><text:s text:c="3"/></text:span><text:span text:style-name="T53">ListImpl(): theInts </text:span><text:span text:style-name="T53"><text:line-break/></text:span><text:span text:style-name="T53"> <text:s text:c="4"/>(new int[…]) {...}</text:span><text:span text:style-name="T53"><text:line-break/></text:span><text:span text:style-name="T53"> <text:s text:c="2"/></text:span><text:span text:style-name="T52">void</text:span><text:span text:style-name="T53"> Add() { … }</text:span><text:span text:style-name="T53"><text:line-break/></text:span><text:span text:style-name="T53">}; </text:span></text:p>
          <text:p text:style-name="P15"><text:span text:style-name="T53">List* List::make() { </text:span><text:span text:style-name="T53"><text:line-break/></text:span><text:span text:style-name="T53">   </text:span><text:span text:style-name="T52">return</text:span><text:span text:style-name="T53"> </text:span><text:span text:style-name="T52">new</text:span><text:span text:style-name="T53"> ListImpl; </text:span><text:span text:style-name="T53"><text:line-break/></text:span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7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9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6-19">19/6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9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</text:span><text:span text:style-name="MT5">ך </text:span><text:span text:style-name="MT5">סגנון </text:span><text:span text:style-name="MT5">כותר</text:span><text:span text:style-name="MT5">ת </text:span><text:span text:style-name="MT5">של </text:span><text:span text:style-name="MT5">תבני</text:span><text:span text:style-name="MT5">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9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9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6-19">19/6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9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22</meta:editing-cycles>
    <meta:print-date>1999-11-04T13:06:28</meta:print-date>
    <meta:creation-date>1999-10-10T10:49:40</meta:creation-date>
    <dc:date>2018-06-19T15:20:00.422053176</dc:date>
    <meta:editing-duration>P28DT5H45M53S</meta:editing-duration>
    <meta:generator>LibreOffice/5.1.6.2$Linux_X86_64 LibreOffice_project/10m0$Build-2</meta:generator>
    <meta:document-statistic meta:object-count="46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